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2pt" fo:font-weight="bold" officeooo:rsid="000ffd2b" officeooo:paragraph-rsid="000ffd2b" style:font-size-asian="10.5pt" style:font-weight-asian="bold" style:font-size-complex="12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22pt" fo:font-weight="bold" officeooo:rsid="000ffd2b" officeooo:paragraph-rsid="000ffd2b" style:font-size-asian="22pt" style:font-weight-asian="bold" style:font-size-complex="22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5pt" fo:font-weight="normal" officeooo:rsid="000ffd2b" officeooo:paragraph-rsid="000ffd2b" style:font-size-asian="15pt" style:font-weight-asian="normal" style:font-size-complex="15pt" style:font-weight-complex="normal"/>
    </style:style>
    <style:style style:name="P4" style:family="paragraph" style:parent-style-name="Standard" style:list-style-name="L1">
      <style:paragraph-properties fo:text-align="start" style:justify-single-word="false"/>
      <style:text-properties fo:font-size="15pt" fo:font-weight="normal" officeooo:rsid="000ffd2b" officeooo:paragraph-rsid="000ffd2b" style:font-size-asian="15pt" style:font-weight-asian="normal" style:font-size-complex="15pt" style:font-weight-complex="normal"/>
    </style:style>
    <style:style style:name="P5" style:family="paragraph" style:parent-style-name="Standard" style:list-style-name="L3">
      <style:paragraph-properties fo:text-align="start" style:justify-single-word="false">
        <style:tab-stops>
          <style:tab-stop style:position="13.732cm"/>
        </style:tab-stops>
      </style:paragraph-properties>
      <style:text-properties fo:font-size="15pt" fo:font-weight="normal" officeooo:rsid="000ffd2b" officeooo:paragraph-rsid="000ffd2b" style:font-size-asian="15pt" style:font-weight-asian="normal" style:font-size-complex="15pt" style:font-weight-complex="normal"/>
    </style:style>
    <style:style style:name="P6" style:family="paragraph" style:parent-style-name="Standard">
      <style:paragraph-properties fo:text-align="start" style:justify-single-word="false">
        <style:tab-stops>
          <style:tab-stop style:position="13.732cm"/>
        </style:tab-stops>
      </style:paragraph-properties>
      <style:text-properties fo:font-size="15pt" fo:font-weight="normal" officeooo:rsid="000ffd2b" officeooo:paragraph-rsid="000ffd2b" style:font-size-asian="15pt" style:font-weight-asian="normal" style:font-size-complex="15pt" style:font-weight-complex="normal"/>
    </style:style>
    <style:style style:name="P7" style:family="paragraph" style:parent-style-name="Standard" style:list-style-name="L5">
      <style:paragraph-properties fo:text-align="start" style:justify-single-word="false">
        <style:tab-stops>
          <style:tab-stop style:position="13.732cm"/>
        </style:tab-stops>
      </style:paragraph-properties>
      <style:text-properties fo:font-size="15pt" fo:font-weight="normal" officeooo:rsid="000ffd2b" officeooo:paragraph-rsid="000ffd2b" style:font-size-asian="15pt" style:font-weight-asian="normal" style:font-size-complex="15pt" style:font-weight-complex="normal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Ogólny zarys programu</text:p>
      <text:p text:style-name="P1"/>
      <text:p text:style-name="P1"/>
      <text:p text:style-name="P3">Przygotowanie do gry:</text:p>
      <text:p text:style-name="P3"/>
      <text:list text:style-name="L1">
        <text:list-item>
          <text:p text:style-name="P4">gracz wybiera liczbę przeciwników od 1 do 3</text:p>
        </text:list-item>
        <text:list-item>
          <text:p text:style-name="P4">karty zostają przetasowane i rozdane graczom</text:p>
        </text:list-item>
        <text:list-item>
          <text:p text:style-name="P4">losujmy kolejność graczy</text:p>
        </text:list-item>
        <text:list-item>
          <text:p text:style-name="P4">na stół wyłożona zostaje karta początkowa</text:p>
        </text:list-item>
      </text:list>
      <text:p text:style-name="P3"/>
      <text:p text:style-name="P3"/>
      <text:p text:style-name="P3">Faza gry:</text:p>
      <text:p text:style-name="P3"/>
      <text:list text:style-name="L3">
        <text:list-item>
          <text:p text:style-name="P5">Gracz, który aktualnie posiada znacznik rozgrywa swoją turę</text:p>
        </text:list-item>
        <text:list-item>
          <text:p text:style-name="P5">Po zakończeniu tury gracza znacznik zostaje przekazany następnemu graczowi</text:p>
        </text:list-item>
        <text:list-item>
          <text:p text:style-name="P5">Jeśli gracz pozbył się wszystkich kart to jest on usuwany z listy graczy </text:p>
          <text:p text:style-name="P5">i dodawany do listy wyników(wskazuje ona kolejność ukończenia gry przez graczy)</text:p>
        </text:list-item>
        <text:list-item>
          <text:p text:style-name="P5">Jeśli na liście graczy pozostał jeden gracz, gra się kończy i następuje przejście do fazy końcowej</text:p>
        </text:list-item>
      </text:list>
      <text:p text:style-name="P6"/>
      <text:p text:style-name="P6"/>
      <text:p text:style-name="P6">Faza końcowa:</text:p>
      <text:p text:style-name="P6"/>
      <text:list text:style-name="L5">
        <text:list-item>
          <text:p text:style-name="P7">Wyświetlone zostają wyniki</text:p>
        </text:list-item>
        <text:list-item>
          <text:p text:style-name="P7">Gracz podejmuje decyzję czy chce rozpocząć kolejną grę czy wyjść z programu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16T12:27:43.618811832</meta:creation-date>
    <dc:date>2023-12-16T12:51:19.611797442</dc:date>
    <meta:editing-duration>PT23M36S</meta:editing-duration>
    <meta:editing-cycles>1</meta:editing-cycles>
    <meta:document-statistic meta:table-count="0" meta:image-count="0" meta:object-count="0" meta:page-count="1" meta:paragraph-count="15" meta:word-count="116" meta:character-count="711" meta:non-whitespace-character-count="620"/>
    <meta:generator>LibreOffice/7.6.3.2$Linux_X86_64 LibreOffice_project/4fe86607b5ac922e55f140471fda9b60bdaa980d</meta:generator>
  </office:meta>
</office:document-meta>
</file>